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break-before="auto" fo:line-height="100%" style:writing-mode="lr-tb"/>
    </style:style>
    <style:style style:name="P3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3.679cm" fo:margin-left="1.746cm"/>
    </style:style>
    <style:style style:name="Column4" style:family="table-column">
      <style:table-column-properties style:column-width="13.679cm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break-before="auto" fo:line-height="100%" style:writing-mode="lr-tb"/>
    </style:style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1" style:family="table-row"/>
    <style:style style:name="Cell11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5.214cm" fo:margin-left="1.296cm"/>
    </style:style>
    <style:style style:name="Column6" style:family="table-column">
      <style:table-column-properties style:column-width="15.214cm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00%" style:writing-mode="lr-tb"/>
    </style:style>
    <style:style style:name="P8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7" style:family="table">
      <style:table-properties table:align="left" style:width="17.59cm" fo:margin-left="0cm"/>
    </style:style>
    <style:style style:name="Column7" style:family="table-column">
      <style:table-column-properties style:column-width="17.59cm"/>
    </style:style>
    <style:style style:name="Row16" style:family="table-row"/>
    <style:style style:name="Cell1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break-before="auto" fo:line-height="100%" style:writing-mode="lr-tb"/>
    </style:style>
    <style:style style:name="P96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97" style:family="paragraph" style:parent-style-name="Standard">
      <style:paragraph-properties fo:break-before="auto" fo:line-height="115%" style:writing-mode="lr-tb"/>
      <style:text-properties style:font-name="Arial" fo:font-size="16pt" style:font-name-asian="Arial" style:font-size-asian="16pt" style:font-name-complex="Arial" style:font-size-complex="16pt"/>
    </style:style>
    <style:style style:name="P98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99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0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Mobile</text:span><text:span text:style-name="T3_2"><text:s/></text:span><text:span text:style-name="T3_3">App</text:span><text:span text:style-name="T3_4"><text:s/></text:span><text:span text:style-name="T3_5">Development</text:span></text:p>
      <text:p text:style-name="P4"/>
      <text:p text:style-name="P5"><text:span text:style-name="T5_1">Quiz</text:span><text:span text:style-name="T5_2"><text:s/>3:<text:s/></text:span><text:span text:style-name="T5_3">Corona</text:span><text:span text:style-name="T5_4"><text:s/></text:span><text:span text:style-name="T5_5">SDK</text:span><text:span text:style-name="T5_6"><text:s/></text:span><text:span text:style-name="T5_7">Fundamental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third</text:span><text:span text:style-name="T9_12"><text:s/></text:span><text:span text:style-name="T9_13">Mobile</text:span><text:span text:style-name="T9_14"><text:s/></text:span><text:span text:style-name="T9_15">App</text:span><text:span text:style-name="T9_16"><text:s/></text:span><text:span text:style-name="T9_17">Development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Which</text:span><text:span text:style-name="T15_2"><text:s/></text:span><text:span text:style-name="T15_3">of</text:span><text:span text:style-name="T15_4"><text:s/></text:span><text:span text:style-name="T15_5">the</text:span><text:span text:style-name="T15_6"><text:s/></text:span><text:span text:style-name="T15_7">following</text:span><text:span text:style-name="T15_8"><text:s/></text:span><text:span text:style-name="T15_9">is</text:span><text:span text:style-name="T15_10"><text:s/></text:span><text:span text:style-name="T15_11">true</text:span><text:span text:style-name="T15_12"><text:s/></text:span><text:span text:style-name="T15_13">of</text:span><text:span text:style-name="T15_14"><text:s/></text:span><text:span text:style-name="T15_15">Corona</text:span></text:p>
            <text:p text:style-name="P16"/>
            <text:list text:style-name="LS1" xml:id="list0">
              <text:list-item>
                <text:p text:style-name="P17"><text:span text:style-name="T17_1">Corona</text:span><text:span text:style-name="T17_2"><text:s/></text:span><text:span text:style-name="T17_3">is</text:span><text:span text:style-name="T17_4"><text:s/></text:span><text:span text:style-name="T17_5">a</text:span><text:span text:style-name="T17_6"><text:s/></text:span><text:span text:style-name="T17_7">Mobile</text:span><text:span text:style-name="T17_8"><text:s/></text:span><text:span text:style-name="T17_9">Application</text:span><text:span text:style-name="T17_10"><text:s/></text:span><text:span text:style-name="T17_11">Framework</text:span></text:p>
              </text:list-item>
              <text:list-item>
                <text:p text:style-name="P18"><text:span text:style-name="T18_1">Corona</text:span><text:span text:style-name="T18_2"><text:s/></text:span><text:span text:style-name="T18_3">is</text:span><text:span text:style-name="T18_4"><text:s/></text:span><text:span text:style-name="T18_5">a</text:span><text:span text:style-name="T18_6"><text:s/></text:span><text:span text:style-name="T18_7">Game</text:span><text:span text:style-name="T18_8"><text:s/></text:span><text:span text:style-name="T18_9">Engine</text:span></text:p>
              </text:list-item>
              <text:list-item>
                <text:p text:style-name="P19"><text:span text:style-name="T19_1">Corona</text:span><text:span text:style-name="T19_2"><text:s/></text:span><text:span text:style-name="T19_3">can</text:span><text:span text:style-name="T19_4"><text:s/></text:span><text:span text:style-name="T19_5">be</text:span><text:span text:style-name="T19_6"><text:s/></text:span><text:span text:style-name="T19_7">used</text:span><text:span text:style-name="T19_8"><text:s/></text:span><text:span text:style-name="T19_9">to</text:span><text:span text:style-name="T19_10"><text:s/></text:span><text:span text:style-name="T19_11">create</text:span><text:span text:style-name="T19_12"><text:s/>3</text:span><text:span text:style-name="T19_13">D</text:span><text:span text:style-name="T19_14"><text:s/></text:span><text:span text:style-name="T19_15">games</text:span></text:p>
              </text:list-item>
              <text:list-item>
                <text:p text:style-name="P20"><text:span text:style-name="T20_1">Corona</text:span><text:span text:style-name="T20_2"><text:s/></text:span><text:span text:style-name="T20_3">uses</text:span><text:span text:style-name="T20_4"><text:s/></text:span><text:span text:style-name="T20_5">Lua</text:span><text:span text:style-name="T20_6"><text:s/></text:span><text:span text:style-name="T20_7">as</text:span><text:span text:style-name="T20_8"><text:s/></text:span><text:span text:style-name="T20_9">the</text:span><text:span text:style-name="T20_10"><text:s/></text:span><text:span text:style-name="T20_11">programming</text:span><text:span text:style-name="T20_12"><text:s/></text:span><text:span text:style-name="T20_13">Language</text:span></text:p>
              </text:list-item>
            </text:list>
            <text:p text:style-name="P21"/>
            <text:p text:style-name="P22"><text:span text:style-name="T22_1">Indicate</text:span><text:span text:style-name="T22_2"><text:s/></text:span><text:span text:style-name="T22_3">your</text:span><text:span text:style-name="T22_4"><text:s/></text:span><text:span text:style-name="T22_5">answer</text:span><text:span text:style-name="T22_6"><text:s/></text:span><text:span text:style-name="T22_7">choices</text:span><text:span text:style-name="T22_8"><text:s/></text:span><text:span text:style-name="T22_9">in</text:span><text:span text:style-name="T22_10"><text:s/></text:span><text:span text:style-name="T22_11">the</text:span><text:span text:style-name="T22_12"><text:s/></text:span><text:span text:style-name="T22_13">Answer</text:span><text:span text:style-name="T22_14"><text:s/></text:span><text:span text:style-name="T22_15">Box</text:span><text:span text:style-name="T22_16"><text:s/></text:span><text:span text:style-name="T22_17">below</text:span><text:span text:style-name="T22_18">.<text:s/></text:span><text:span text:style-name="T22_19">More</text:span><text:span text:style-name="T22_20"><text:s/></text:span><text:span text:style-name="T22_21">than</text:span><text:span text:style-name="T22_22"><text:s/>1<text:s/></text:span><text:span text:style-name="T22_23">answer</text:span><text:span text:style-name="T22_24"><text:s/></text:span><text:span text:style-name="T22_25">can</text:span><text:span text:style-name="T22_26"><text:s/></text:span><text:span text:style-name="T22_27">be</text:span><text:span text:style-name="T22_28"><text:s/></text:span><text:span text:style-name="T22_29">correct</text:span><text:span text:style-name="T22_30">.</text:span></text:p>
          </table:table-cell>
        </table:table-row>
        <table:table-row table:style-name="Row4">
          <table:table-cell table:style-name="Cell4">
            <text:p text:style-name="P23"/>
            <text:p text:style-name="P24"><text:span text:style-name="T24_1">Answer</text:span></text:p>
          </table:table-cell>
        </table:table-row>
        <table:table-row table:style-name="Row5">
          <table:table-cell table:style-name="Cell5">
            <text:p text:style-name="P25"/>
            <text:p text:style-name="P26"/>
            <text:p text:style-name="P27"/>
            <text:p text:style-name="P28"/>
          </table:table-cell>
        </table:table-row>
      </table:table>
      <text:p text:style-name="P29"/>
      <text:p text:style-name="P30"/>
      <text:p text:style-name="P31"/>
      <table:table table:style-name="Table3">
        <table:table-column table:style-name="Column3"/>
        <table:table-row table:style-name="Row6">
          <table:table-cell table:style-name="Cell6">
            <text:p text:style-name="P32"><text:span text:style-name="T32_1">Question</text:span><text:span text:style-name="T32_2"><text:s/>2</text:span></text:p>
          </table:table-cell>
        </table:table-row>
        <table:table-row table:style-name="Row7">
          <table:table-cell table:style-name="Cell7">
            <text:p text:style-name="P33"><text:span text:style-name="T33_1">A</text:span><text:span text:style-name="T33_2"><text:s/></text:span><text:span text:style-name="T33_3">student</text:span><text:span text:style-name="T33_4"><text:s/></text:span><text:span text:style-name="T33_5">writes</text:span><text:span text:style-name="T33_6"><text:s/></text:span><text:span text:style-name="T33_7">the</text:span><text:span text:style-name="T33_8"><text:s/></text:span><text:span text:style-name="T33_9">following</text:span><text:span text:style-name="T33_10"><text:s/></text:span><text:span text:style-name="T33_11">line</text:span><text:span text:style-name="T33_12"><text:s/></text:span><text:span text:style-name="T33_13">in</text:span><text:span text:style-name="T33_14"><text:s/></text:span><text:span text:style-name="T33_15">main</text:span><text:span text:style-name="T33_16">.</text:span><text:span text:style-name="T33_17">lua</text:span><text:span text:style-name="T33_18"><text:s/></text:span><text:span text:style-name="T33_19">of</text:span><text:span text:style-name="T33_20"><text:s/></text:span><text:span text:style-name="T33_21">a</text:span><text:span text:style-name="T33_22"><text:s/></text:span><text:span text:style-name="T33_23">Corona</text:span><text:span text:style-name="T33_24"><text:s/></text:span><text:span text:style-name="T33_25">application</text:span><text:span text:style-name="T33_26"><text:s/></text:span><text:span text:style-name="T33_27">project</text:span><text:span text:style-name="T33_28">.</text:span></text:p>
            <text:p text:style-name="P34"/>
            <text:p text:style-name="P35"/>
            <table:table table:style-name="Table4">
              <table:table-column table:style-name="Column4"/>
              <table:table-row table:style-name="Row8">
                <table:table-cell table:style-name="Cell8">
                  <text:p text:style-name="P36"><text:span text:style-name="T36_1">local</text:span><text:span text:style-name="T36_2"><text:s/></text:span><text:span text:style-name="T36_3">physics</text:span><text:span text:style-name="T36_4"><text:s/>=<text:s/></text:span><text:span text:style-name="T36_5">require</text:span><text:span text:style-name="T36_6">(“</text:span><text:span text:style-name="T36_7">physics</text:span><text:span text:style-name="T36_8">”)</text:span></text:p>
                </table:table-cell>
              </table:table-row>
            </table:table>
            <text:p text:style-name="P37"/>
            <text:p text:style-name="P38"/>
            <text:p text:style-name="P39"><text:span text:style-name="T39_1">What</text:span><text:span text:style-name="T39_2"><text:s/></text:span><text:span text:style-name="T39_3">is</text:span><text:span text:style-name="T39_4"><text:s/></text:span><text:span text:style-name="T39_5">the</text:span><text:span text:style-name="T39_6"><text:s/></text:span><text:span text:style-name="T39_7">code</text:span><text:span text:style-name="T39_8"><text:s/></text:span><text:span text:style-name="T39_9">going</text:span><text:span text:style-name="T39_10"><text:s/></text:span><text:span text:style-name="T39_11">to</text:span><text:span text:style-name="T39_12"><text:s/></text:span><text:span text:style-name="T39_13">do</text:span><text:span text:style-name="T39_14">?</text:span></text:p>
            <text:p text:style-name="P40"/>
            <text:list text:style-name="LS2" xml:id="list4">
              <text:list-item>
                <text:p text:style-name="P41"><text:span text:style-name="T41_1">Load</text:span><text:span text:style-name="T41_2"><text:s/></text:span><text:span text:style-name="T41_3">the</text:span><text:span text:style-name="T41_4"><text:s/></text:span><text:span text:style-name="T41_5">physics</text:span><text:span text:style-name="T41_6"><text:s/></text:span><text:span text:style-name="T41_7">module</text:span></text:p>
              </text:list-item>
              <text:list-item>
                <text:p text:style-name="P42"><text:span text:style-name="T42_1">Start</text:span><text:span text:style-name="T42_2"><text:s/></text:span><text:span text:style-name="T42_3">the</text:span><text:span text:style-name="T42_4"><text:s/></text:span><text:span text:style-name="T42_5">physics</text:span><text:span text:style-name="T42_6"><text:s/></text:span><text:span text:style-name="T42_7">engine</text:span></text:p>
              </text:list-item>
              <text:list-item>
                <text:p text:style-name="P43"><text:span text:style-name="T43_1">Both</text:span><text:span text:style-name="T43_2"><text:s/>1<text:s/></text:span><text:span text:style-name="T43_3">and</text:span><text:span text:style-name="T43_4"><text:s/>2</text:span></text:p>
              </text:list-item>
              <text:list-item>
                <text:p text:style-name="P44"><text:span text:style-name="T44_1">Let</text:span><text:span text:style-name="T44_2"><text:s/></text:span><text:span text:style-name="T44_3">Corona</text:span><text:span text:style-name="T44_4"><text:s/></text:span><text:span text:style-name="T44_5">know</text:span><text:span text:style-name="T44_6"><text:s/></text:span><text:span text:style-name="T44_7">that</text:span><text:span text:style-name="T44_8"><text:s/></text:span><text:span text:style-name="T44_9">the</text:span><text:span text:style-name="T44_10"><text:s/></text:span><text:span text:style-name="T44_11">physics</text:span><text:span text:style-name="T44_12"><text:s/></text:span><text:span text:style-name="T44_13">module</text:span><text:span text:style-name="T44_14"><text:s/></text:span><text:span text:style-name="T44_15">is</text:span><text:span text:style-name="T44_16"><text:s/></text:span><text:span text:style-name="T44_17">required</text:span><text:span text:style-name="T44_18"><text:s/></text:span><text:span text:style-name="T44_19">but</text:span><text:span text:style-name="T44_20"><text:s/></text:span><text:span text:style-name="T44_21">do</text:span><text:span text:style-name="T44_22"><text:s/></text:span><text:span text:style-name="T44_23">not</text:span><text:span text:style-name="T44_24"><text:s/></text:span><text:span text:style-name="T44_25">actually</text:span><text:span text:style-name="T44_26"><text:s/></text:span><text:span text:style-name="T44_27">load</text:span><text:span text:style-name="T44_28"><text:s/></text:span><text:span text:style-name="T44_29">it</text:span></text:p>
              </text:list-item>
            </text:list>
            <text:p text:style-name="P45"/>
            <text:p text:style-name="P46"><text:span text:style-name="T46_1">Indicate</text:span><text:span text:style-name="T46_2"><text:s/></text:span><text:span text:style-name="T46_3">your</text:span><text:span text:style-name="T46_4"><text:s/></text:span><text:span text:style-name="T46_5">answer</text:span><text:span text:style-name="T46_6"><text:s/></text:span><text:span text:style-name="T46_7">choice</text:span><text:span text:style-name="T46_8"><text:s/></text:span><text:span text:style-name="T46_9">in</text:span><text:span text:style-name="T46_10"><text:s/></text:span><text:span text:style-name="T46_11">the</text:span><text:span text:style-name="T46_12"><text:s/></text:span><text:span text:style-name="T46_13">Answer</text:span><text:span text:style-name="T46_14"><text:s/></text:span><text:span text:style-name="T46_15">Box</text:span><text:span text:style-name="T46_16"><text:s/></text:span><text:span text:style-name="T46_17">below</text:span><text:span text:style-name="T46_18">.<text:s/></text:span></text:p>
          </table:table-cell>
        </table:table-row>
        <table:table-row table:style-name="Row9">
          <table:table-cell table:style-name="Cell9">
            <text:p text:style-name="P47"><text:span text:style-name="T47_1">Answer</text:span></text:p>
          </table:table-cell>
        </table:table-row>
        <table:table-row table:style-name="Row10">
          <table:table-cell table:style-name="Cell10">
            <text:p text:style-name="P48"/>
            <text:p text:style-name="P49"/>
            <text:p text:style-name="P50"/>
            <text:p text:style-name="P51"/>
            <text:p text:style-name="P52"/>
          </table:table-cell>
        </table:table-row>
      </table:table>
      <text:p text:style-name="P53"/>
      <text:p text:style-name="P54"/>
      <text:p text:style-name="P55"/>
      <text:p text:style-name="P56"/>
      <table:table table:style-name="Table5">
        <table:table-column table:style-name="Column5"/>
        <table:table-row table:style-name="Row11">
          <table:table-cell table:style-name="Cell11">
            <text:p text:style-name="P57"><text:span text:style-name="T57_1">Question</text:span><text:span text:style-name="T57_2"><text:s/>3</text:span></text:p>
          </table:table-cell>
        </table:table-row>
        <table:table-row table:style-name="Row12">
          <table:table-cell table:style-name="Cell12">
            <text:p text:style-name="P58"><text:span text:style-name="T58_1">A</text:span><text:span text:style-name="T58_2"><text:s/></text:span><text:span text:style-name="T58_3">student</text:span><text:span text:style-name="T58_4"><text:s/></text:span><text:span text:style-name="T58_5">wrote</text:span><text:span text:style-name="T58_6"><text:s/></text:span><text:span text:style-name="T58_7">the</text:span><text:span text:style-name="T58_8"><text:s/></text:span><text:span text:style-name="T58_9">following</text:span><text:span text:style-name="T58_10"><text:s/></text:span><text:span text:style-name="T58_11">code</text:span><text:span text:style-name="T58_12">.</text:span></text:p>
            <text:p text:style-name="P59"/>
            <text:p text:style-name="P60"/>
            <table:table table:style-name="Table6">
              <table:table-column table:style-name="Column6"/>
              <table:table-row table:style-name="Row13">
                <table:table-cell table:style-name="Cell13">
                  <text:p text:style-name="P61"><text:span text:style-name="T61_1">local</text:span><text:span text:style-name="T61_2"><text:s/></text:span><text:span text:style-name="T61_3">someBody</text:span><text:span text:style-name="T61_4"><text:s/>=<text:s/></text:span><text:span text:style-name="T61_5">display</text:span><text:span text:style-name="T61_6">.</text:span><text:span text:style-name="T61_7">newImage</text:span><text:span text:style-name="T61_8">(<text:s/>"</text:span><text:span text:style-name="T61_9">someBody</text:span><text:span text:style-name="T61_10">.</text:span><text:span text:style-name="T61_11">png</text:span><text:span text:style-name="T61_12">",<text:s/>100,<text:s/>-50<text:s/>)</text:span></text:p>
                  <text:p text:style-name="P62"/>
                  <text:p text:style-name="P63"><text:span text:style-name="T63_1">physics</text:span><text:span text:style-name="T63_2">.</text:span><text:span text:style-name="T63_3">addBody</text:span><text:span text:style-name="T63_4">(<text:s/></text:span><text:span text:style-name="T63_5">someBody</text:span><text:span text:style-name="T63_6">,<text:s/>"</text:span><text:span text:style-name="T63_7">static</text:span><text:span text:style-name="T63_8">",<text:s/>{<text:s/></text:span><text:span text:style-name="T63_9">density</text:span><text:span text:style-name="T63_10">=3.0,<text:s/></text:span><text:span text:style-name="T63_11">friction</text:span><text:span text:style-name="T63_12">=0.5,<text:s/></text:span><text:span text:style-name="T63_13">bounce</text:span><text:span text:style-name="T63_14">=0.3<text:s/>}<text:s/>)</text:span></text:p>
                </table:table-cell>
              </table:table-row>
            </table:table>
            <text:p text:style-name="P64"/>
            <text:p text:style-name="P65"><text:span text:style-name="T65_1">The</text:span><text:span text:style-name="T65_2"><text:s/></text:span><text:span text:style-name="T65_3">body</text:span><text:span text:style-name="T65_4"><text:s/></text:span><text:span text:style-name="T65_5">starts</text:span><text:span text:style-name="T65_6"><text:s/></text:span><text:span text:style-name="T65_7">out</text:span><text:span text:style-name="T65_8"><text:s/></text:span><text:span text:style-name="T65_9">off</text:span><text:span text:style-name="T65_10"><text:s/></text:span><text:span text:style-name="T65_11">the</text:span><text:span text:style-name="T65_12"><text:s/></text:span><text:span text:style-name="T65_13">screen</text:span><text:span text:style-name="T65_14">.<text:s/><text:line-break/><text:line-break/></text:span><text:span text:style-name="T65_15">What</text:span><text:span text:style-name="T65_16"><text:s/></text:span><text:span text:style-name="T65_17">will</text:span><text:span text:style-name="T65_18"><text:s/></text:span><text:span text:style-name="T65_19">happen</text:span><text:span text:style-name="T65_20"><text:s/></text:span><text:span text:style-name="T65_21">when</text:span><text:span text:style-name="T65_22"><text:s/></text:span><text:span text:style-name="T65_23">the</text:span><text:span text:style-name="T65_24"><text:s/></text:span><text:span text:style-name="T65_25">program</text:span><text:span text:style-name="T65_26"><text:s/></text:span><text:span text:style-name="T65_27">is</text:span><text:span text:style-name="T65_28"><text:s/></text:span><text:span text:style-name="T65_29">run</text:span><text:span text:style-name="T65_30">?</text:span></text:p>
            <text:p text:style-name="P66"/>
            <text:list text:style-name="LS3" xml:id="list8">
              <text:list-item>
                <text:p text:style-name="P67"><text:span text:style-name="T67_1">Fall</text:span><text:span text:style-name="T67_2"><text:s/></text:span><text:span text:style-name="T67_3">towards</text:span><text:span text:style-name="T67_4"><text:s/></text:span><text:span text:style-name="T67_5">the</text:span><text:span text:style-name="T67_6"><text:s/></text:span><text:span text:style-name="T67_7">bottom</text:span><text:span text:style-name="T67_8"><text:s/></text:span><text:span text:style-name="T67_9">of</text:span><text:span text:style-name="T67_10"><text:s/></text:span><text:span text:style-name="T67_11">the</text:span><text:span text:style-name="T67_12"><text:s/></text:span><text:span text:style-name="T67_13">screen</text:span></text:p>
              </text:list-item>
              <text:list-item>
                <text:p text:style-name="P68"><text:span text:style-name="T68_1">Fall</text:span><text:span text:style-name="T68_2"><text:s/></text:span><text:span text:style-name="T68_3">towards</text:span><text:span text:style-name="T68_4"><text:s/></text:span><text:span text:style-name="T68_5">the</text:span><text:span text:style-name="T68_6"><text:s/></text:span><text:span text:style-name="T68_7">bottom</text:span><text:span text:style-name="T68_8"><text:s/></text:span><text:span text:style-name="T68_9">of</text:span><text:span text:style-name="T68_10"><text:s/></text:span><text:span text:style-name="T68_11">the</text:span><text:span text:style-name="T68_12"><text:s/></text:span><text:span text:style-name="T68_13">screen</text:span><text:span text:style-name="T68_14"><text:s/></text:span><text:span text:style-name="T68_15">but</text:span><text:span text:style-name="T68_16"><text:s/></text:span><text:span text:style-name="T68_17">not</text:span><text:span text:style-name="T68_18"><text:s/></text:span><text:span text:style-name="T68_19">bounce</text:span><text:span text:style-name="T68_20">.</text:span></text:p>
              </text:list-item>
              <text:list-item>
                <text:p text:style-name="P69"><text:span text:style-name="T69_1">Remain</text:span><text:span text:style-name="T69_2"><text:s/></text:span><text:span text:style-name="T69_3">off</text:span><text:span text:style-name="T69_4"><text:s/></text:span><text:span text:style-name="T69_5">the</text:span><text:span text:style-name="T69_6"><text:s/></text:span><text:span text:style-name="T69_7">screen</text:span></text:p>
              </text:list-item>
            </text:list>
            <text:p text:style-name="P70"/>
            <text:p text:style-name="P71"/>
            <text:p text:style-name="P72"><text:span text:style-name="T72_1">Indicate</text:span><text:span text:style-name="T72_2"><text:s/></text:span><text:span text:style-name="T72_3">your</text:span><text:span text:style-name="T72_4"><text:s/></text:span><text:span text:style-name="T72_5">answer</text:span><text:span text:style-name="T72_6"><text:s/></text:span><text:span text:style-name="T72_7">choice</text:span><text:span text:style-name="T72_8"><text:s/></text:span><text:span text:style-name="T72_9">in</text:span><text:span text:style-name="T72_10"><text:s/></text:span><text:span text:style-name="T72_11">the</text:span><text:span text:style-name="T72_12"><text:s/></text:span><text:span text:style-name="T72_13">Answer</text:span><text:span text:style-name="T72_14"><text:s/></text:span><text:span text:style-name="T72_15">Box</text:span><text:span text:style-name="T72_16"><text:s/></text:span><text:span text:style-name="T72_17">below</text:span></text:p>
          </table:table-cell>
        </table:table-row>
        <table:table-row table:style-name="Row14">
          <table:table-cell table:style-name="Cell14">
            <text:p text:style-name="P73"><text:span text:style-name="T73_1">Answer</text:span></text:p>
          </table:table-cell>
        </table:table-row>
        <table:table-row table:style-name="Row15">
          <table:table-cell table:style-name="Cell15">
            <text:p text:style-name="P74"/>
            <text:p text:style-name="P75"/>
            <text:p text:style-name="P76"/>
            <text:p text:style-name="P77"/>
            <text:p text:style-name="P78"/>
          </table:table-cell>
        </table:table-row>
      </table:table>
      <text:p text:style-name="P79"/>
      <text:p text:style-name="P80"/>
      <table:table table:style-name="Table7">
        <table:table-column table:style-name="Column7"/>
        <table:table-row table:style-name="Row16">
          <table:table-cell table:style-name="Cell16">
            <text:p text:style-name="P81"><text:span text:style-name="T81_1">Question</text:span><text:span text:style-name="T81_2"><text:s/>4</text:span></text:p>
          </table:table-cell>
        </table:table-row>
        <table:table-row table:style-name="Row17">
          <table:table-cell table:style-name="Cell17">
            <text:p text:style-name="P82"><text:span text:style-name="T82_1">Write</text:span><text:span text:style-name="T82_2"><text:s/></text:span><text:span text:style-name="T82_3">the</text:span><text:span text:style-name="T82_4"><text:s/></text:span><text:span text:style-name="T82_5">code</text:span><text:span text:style-name="T82_6"><text:s/></text:span><text:span text:style-name="T82_7">in</text:span><text:span text:style-name="T82_8"><text:s/></text:span><text:span text:style-name="T82_9">the</text:span><text:span text:style-name="T82_10"><text:s/></text:span><text:span text:style-name="T82_11">answer</text:span><text:span text:style-name="T82_12"><text:s/></text:span><text:span text:style-name="T82_13">box</text:span><text:span text:style-name="T82_14"><text:s/></text:span><text:span text:style-name="T82_15">below</text:span><text:span text:style-name="T82_16"><text:s/></text:span><text:span text:style-name="T82_17">to</text:span><text:span text:style-name="T82_18"><text:s/></text:span></text:p>
            <text:p text:style-name="P83"/>
            <text:list text:style-name="LS4" xml:id="list11">
              <text:list-item>
                <text:p text:style-name="P84"><text:span text:style-name="T84_1">Create</text:span><text:span text:style-name="T84_2"><text:s/></text:span><text:span text:style-name="T84_3">an</text:span><text:span text:style-name="T84_4"><text:s/></text:span><text:span text:style-name="T84_5">image</text:span><text:span text:style-name="T84_6"><text:s/></text:span><text:span text:style-name="T84_7">display</text:span><text:span text:style-name="T84_8"><text:s/></text:span><text:span text:style-name="T84_9">object</text:span><text:span text:style-name="T84_10"><text:s/></text:span><text:span text:style-name="T84_11">displayObject</text:span><text:span text:style-name="T84_12">1<text:s/></text:span><text:span text:style-name="T84_13">by</text:span><text:span text:style-name="T84_14"><text:s/></text:span><text:span text:style-name="T84_15">reading</text:span><text:span text:style-name="T84_16"><text:s/></text:span><text:span text:style-name="T84_17">the</text:span><text:span text:style-name="T84_18"><text:s/></text:span><text:span text:style-name="T84_19">image</text:span><text:span text:style-name="T84_20"><text:s/></text:span><text:span text:style-name="T84_21">file</text:span><text:span text:style-name="T84_22"><text:s/>“</text:span><text:span text:style-name="T84_23">image</text:span><text:span text:style-name="T84_24">1.</text:span><text:span text:style-name="T84_25">png</text:span><text:span text:style-name="T84_26">”.<text:s/></text:span></text:p>
              </text:list-item>
              <text:list-item>
                <text:p text:style-name="P85"><text:span text:style-name="T85_1">Add</text:span><text:span text:style-name="T85_2"><text:s/></text:span><text:span text:style-name="T85_3">displayObject</text:span><text:span text:style-name="T85_4">1<text:s/></text:span><text:span text:style-name="T85_5">to</text:span><text:span text:style-name="T85_6"><text:s/></text:span><text:span text:style-name="T85_7">the</text:span><text:span text:style-name="T85_8"><text:s/></text:span><text:span text:style-name="T85_9">physics</text:span><text:span text:style-name="T85_10"><text:s/></text:span><text:span text:style-name="T85_11">engine</text:span><text:span text:style-name="T85_12"><text:s/></text:span><text:span text:style-name="T85_13">as</text:span><text:span text:style-name="T85_14"><text:s/></text:span><text:span text:style-name="T85_15">a</text:span><text:span text:style-name="T85_16"><text:s/>“</text:span><text:span text:style-name="T85_17">dynamic</text:span><text:span text:style-name="T85_18">”<text:s/></text:span><text:span text:style-name="T85_19">object</text:span><text:span text:style-name="T85_20"><text:s/></text:span><text:span text:style-name="T85_21">with</text:span><text:span text:style-name="T85_22"><text:s/></text:span><text:span text:style-name="T85_23">density</text:span><text:span text:style-name="T85_24"><text:s/></text:span><text:span text:style-name="T85_25">set</text:span><text:span text:style-name="T85_26"><text:s/></text:span><text:span text:style-name="T85_27">to</text:span><text:span text:style-name="T85_28"><text:s/>1.0,<text:s/></text:span><text:span text:style-name="T85_29">bounce</text:span><text:span text:style-name="T85_30"><text:s/></text:span><text:span text:style-name="T85_31">set</text:span><text:span text:style-name="T85_32"><text:s/></text:span><text:span text:style-name="T85_33">to</text:span><text:span text:style-name="T85_34"><text:s/>0.5<text:s/></text:span><text:span text:style-name="T85_35">and</text:span><text:span text:style-name="T85_36"><text:s/></text:span><text:span text:style-name="T85_37">friction</text:span><text:span text:style-name="T85_38"><text:s/></text:span><text:span text:style-name="T85_39">set</text:span><text:span text:style-name="T85_40"><text:s/></text:span><text:span text:style-name="T85_41">to</text:span><text:span text:style-name="T85_42"><text:s/>0.3</text:span></text:p>
              </text:list-item>
            </text:list>
            <text:p text:style-name="P86"/>
            <text:p text:style-name="P87"/>
            <text:p text:style-name="P88"><text:span text:style-name="T88_1">Write</text:span><text:span text:style-name="T88_2"><text:s/></text:span><text:span text:style-name="T88_3">your</text:span><text:span text:style-name="T88_4"><text:s/></text:span><text:span text:style-name="T88_5">answer</text:span><text:span text:style-name="T88_6"><text:s/></text:span><text:span text:style-name="T88_7">in</text:span><text:span text:style-name="T88_8"><text:s/></text:span><text:span text:style-name="T88_9">the</text:span><text:span text:style-name="T88_10"><text:s/></text:span><text:span text:style-name="T88_11">Answer</text:span><text:span text:style-name="T88_12"><text:s/></text:span><text:span text:style-name="T88_13">Box</text:span><text:span text:style-name="T88_14"><text:s/></text:span><text:span text:style-name="T88_15">below</text:span></text:p>
          </table:table-cell>
        </table:table-row>
        <table:table-row table:style-name="Row18">
          <table:table-cell table:style-name="Cell18">
            <text:p text:style-name="P89"><text:span text:style-name="T89_1">Answer</text:span></text:p>
          </table:table-cell>
        </table:table-row>
        <table:table-row table:style-name="Row19">
          <table:table-cell table:style-name="Cell19">
            <text:p text:style-name="P90"/>
            <text:p text:style-name="P91"/>
            <text:p text:style-name="P92"/>
            <text:p text:style-name="P93"/>
            <text:p text:style-name="P94"/>
          </table:table-cell>
        </table:table-row>
      </table:table>
      <text:p text:style-name="P95"/>
      <text:p text:style-name="P96"/>
      <text:p text:style-name="P97"/>
      <text:p text:style-name="P98"/>
      <text:p text:style-name="P99"/>
      <text:p text:style-name="P10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